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1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6.53658192090409" calcext:value-type="float">
            <text:p>6.5365819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6.57895480226002" calcext:value-type="float">
            <text:p>6.5789548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6.50331920903966" calcext:value-type="float">
            <text:p>6.503319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.01264124293793" calcext:value-type="float">
            <text:p>8.0126412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3.0911016949153" calcext:value-type="float">
            <text:p>13.0911016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13.0785310734464" calcext:value-type="float">
            <text:p>13.07853107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13.0856638418079" calcext:value-type="float">
            <text:p>13.0856638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15.5716101694915" calcext:value-type="float">
            <text:p>15.5716101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19.436581920904" calcext:value-type="float">
            <text:p>19.43658192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19.4879237288136" calcext:value-type="float">
            <text:p>19.48792372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19.440466101695" calcext:value-type="float">
            <text:p>19.4404661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22.7887005649717" calcext:value-type="float">
            <text:p>22.788700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23.8421610169492" calcext:value-type="float">
            <text:p>23.84216101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23.7276836158193" calcext:value-type="float">
            <text:p>23.7276836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23.7266949152542" calcext:value-type="float">
            <text:p>23.7266949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27.659675141243" calcext:value-type="float">
            <text:p>27.65967514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46.8633474576271" calcext:value-type="float">
            <text:p>46.86334745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46.0741525423727" calcext:value-type="float">
            <text:p>46.0741525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46.0533898305083" calcext:value-type="float">
            <text:p>46.05338983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53.4348870056497" calcext:value-type="float">
            <text:p>53.43488700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63.5081920903956" calcext:value-type="float">
            <text:p>63.50819209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62.0682909604517" calcext:value-type="float">
            <text:p>62.0682909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62.34802259887" calcext:value-type="float">
            <text:p>62.34802259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71.2365819209041" calcext:value-type="float">
            <text:p>71.23658192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87.6273305084748" calcext:value-type="float">
            <text:p>87.62733050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87.1491525423727" calcext:value-type="float">
            <text:p>87.14915254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87.5509887005653" calcext:value-type="float">
            <text:p>87.55098870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0.4882062146896" calcext:value-type="float">
            <text:p>90.4882062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08:45:37.973098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08:49:41.356641819</dc:date>
    <meta:editing-duration>PT12M32S</meta:editing-duration>
    <meta:editing-cycles>9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3658192090409">
                <text:p>6.53658192090409</text:p>
              </table:table-cell>
              <table:table-cell office:value-type="float" office:value="6.57895480226002">
                <text:p>6.57895480226002</text:p>
              </table:table-cell>
              <table:table-cell office:value-type="float" office:value="6.50331920903966">
                <text:p>6.50331920903966</text:p>
              </table:table-cell>
              <table:table-cell office:value-type="float" office:value="8.01264124293793">
                <text:p>8.012641242937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0911016949153">
                <text:p>13.0911016949153</text:p>
              </table:table-cell>
              <table:table-cell office:value-type="float" office:value="13.0785310734464">
                <text:p>13.0785310734464</text:p>
              </table:table-cell>
              <table:table-cell office:value-type="float" office:value="13.0856638418079">
                <text:p>13.0856638418079</text:p>
              </table:table-cell>
              <table:table-cell office:value-type="float" office:value="15.5716101694915">
                <text:p>15.5716101694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436581920904">
                <text:p>19.436581920904</text:p>
              </table:table-cell>
              <table:table-cell office:value-type="float" office:value="19.4879237288136">
                <text:p>19.4879237288136</text:p>
              </table:table-cell>
              <table:table-cell office:value-type="float" office:value="19.440466101695">
                <text:p>19.440466101695</text:p>
              </table:table-cell>
              <table:table-cell office:value-type="float" office:value="22.7887005649717">
                <text:p>22.78870056497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.8421610169492">
                <text:p>23.8421610169492</text:p>
              </table:table-cell>
              <table:table-cell office:value-type="float" office:value="23.7276836158193">
                <text:p>23.7276836158193</text:p>
              </table:table-cell>
              <table:table-cell office:value-type="float" office:value="23.7266949152542">
                <text:p>23.7266949152542</text:p>
              </table:table-cell>
              <table:table-cell office:value-type="float" office:value="27.659675141243">
                <text:p>27.6596751412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6.8633474576271">
                <text:p>46.8633474576271</text:p>
              </table:table-cell>
              <table:table-cell office:value-type="float" office:value="46.0741525423727">
                <text:p>46.0741525423727</text:p>
              </table:table-cell>
              <table:table-cell office:value-type="float" office:value="46.0533898305083">
                <text:p>46.0533898305083</text:p>
              </table:table-cell>
              <table:table-cell office:value-type="float" office:value="53.4348870056497">
                <text:p>53.43488700564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.5081920903956">
                <text:p>63.5081920903956</text:p>
              </table:table-cell>
              <table:table-cell office:value-type="float" office:value="62.0682909604517">
                <text:p>62.0682909604517</text:p>
              </table:table-cell>
              <table:table-cell office:value-type="float" office:value="62.34802259887">
                <text:p>62.34802259887</text:p>
              </table:table-cell>
              <table:table-cell office:value-type="float" office:value="71.2365819209041">
                <text:p>71.236581920904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7.6273305084748">
                <text:p>87.6273305084748</text:p>
              </table:table-cell>
              <table:table-cell office:value-type="float" office:value="87.1491525423727">
                <text:p>87.1491525423727</text:p>
              </table:table-cell>
              <table:table-cell office:value-type="float" office:value="87.5509887005653">
                <text:p>87.5509887005653</text:p>
              </table:table-cell>
              <table:table-cell office:value-type="float" office:value="90.4882062146896">
                <text:p>90.4882062146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3658192090409">
                <text:p>6.53658192090409</text:p>
              </table:table-cell>
              <table:table-cell office:value-type="float" office:value="6.57895480226002">
                <text:p>6.57895480226002</text:p>
              </table:table-cell>
              <table:table-cell office:value-type="float" office:value="6.50331920903966">
                <text:p>6.50331920903966</text:p>
              </table:table-cell>
              <table:table-cell office:value-type="float" office:value="3">
                <text:p>3</text:p>
              </table:table-cell>
              <table:table-cell office:value-type="float" office:value="8.01264124293793">
                <text:p>8.012641242937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0911016949153">
                <text:p>13.0911016949153</text:p>
              </table:table-cell>
              <table:table-cell office:value-type="float" office:value="13.0785310734464">
                <text:p>13.0785310734464</text:p>
              </table:table-cell>
              <table:table-cell office:value-type="float" office:value="13.0856638418079">
                <text:p>13.0856638418079</text:p>
              </table:table-cell>
              <table:table-cell office:value-type="float" office:value="6">
                <text:p>6</text:p>
              </table:table-cell>
              <table:table-cell office:value-type="float" office:value="15.5716101694915">
                <text:p>15.5716101694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436581920904">
                <text:p>19.436581920904</text:p>
              </table:table-cell>
              <table:table-cell office:value-type="float" office:value="19.4879237288136">
                <text:p>19.4879237288136</text:p>
              </table:table-cell>
              <table:table-cell office:value-type="float" office:value="19.440466101695">
                <text:p>19.440466101695</text:p>
              </table:table-cell>
              <table:table-cell office:value-type="float" office:value="9">
                <text:p>9</text:p>
              </table:table-cell>
              <table:table-cell office:value-type="float" office:value="22.7887005649717">
                <text:p>22.7887005649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